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2pt" style:font-size-asian="12pt" style:font-size-complex="12pt"/>
    </style:style>
    <style:style style:name="P2" style:family="paragraph" style:parent-style-name="Standard">
      <style:text-properties style:font-name="sans-serif"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style:font-name="sans-serif"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sans-serif" fo:font-size="15pt" officeooo:rsid="00156d16" officeooo:paragraph-rsid="00192f86"/>
    </style:style>
    <style:style style:name="P5" style:family="paragraph" style:parent-style-name="Standard">
      <style:paragraph-properties fo:text-align="justify" style:justify-single-word="false"/>
      <style:text-properties officeooo:paragraph-rsid="00372d3f"/>
    </style:style>
    <style:style style:name="P6" style:family="paragraph" style:parent-style-name="Standard">
      <style:paragraph-properties fo:text-align="justify" style:justify-single-word="false"/>
      <style:text-properties officeooo:paragraph-rsid="00563e66"/>
    </style:style>
    <style:style style:name="T1" style:family="text">
      <style:text-properties style:font-name="FreeSans" fo:font-size="12pt" style:font-size-asian="12pt" style:font-size-complex="12pt"/>
    </style:style>
    <style:style style:name="T2" style:family="text">
      <style:text-properties style:font-name="FreeSans" fo:font-size="12pt" officeooo:rsid="001bf65a" style:font-size-asian="12pt" style:font-size-complex="12pt"/>
    </style:style>
    <style:style style:name="T3" style:family="text">
      <style:text-properties style:font-name="FreeSans" fo:font-size="12pt" officeooo:rsid="000fa0ec" style:font-size-asian="12pt" style:font-size-complex="12pt"/>
    </style:style>
    <style:style style:name="T4" style:family="text">
      <style:text-properties style:font-name="FreeSans" fo:font-size="12pt" officeooo:rsid="00110319" style:font-size-asian="12pt" style:font-size-complex="12pt"/>
    </style:style>
    <style:style style:name="T5" style:family="text">
      <style:text-properties style:font-name="FreeSans" fo:font-size="12pt" officeooo:rsid="001086ba" style:font-size-asian="12pt" style:font-size-complex="12pt"/>
    </style:style>
    <style:style style:name="T6" style:family="text">
      <style:text-properties style:font-name="FreeSans" fo:font-size="12pt" officeooo:rsid="00156d16" style:font-size-asian="12pt" style:font-size-complex="12pt"/>
    </style:style>
    <style:style style:name="T7" style:family="text">
      <style:text-properties style:font-name="FreeSans" fo:font-size="12pt" officeooo:rsid="002bed65" style:font-size-asian="12pt" style:font-size-complex="12pt"/>
    </style:style>
    <style:style style:name="T8" style:family="text">
      <style:text-properties style:font-name="FreeSans" fo:font-size="12pt" officeooo:rsid="00126aec" style:font-size-asian="12pt" style:font-size-complex="12pt"/>
    </style:style>
    <style:style style:name="T9" style:family="text">
      <style:text-properties style:font-name="FreeSans" fo:font-size="12pt" officeooo:rsid="0020e35d" style:font-size-asian="12pt" style:font-size-complex="12pt"/>
    </style:style>
    <style:style style:name="T10" style:family="text">
      <style:text-properties style:font-name="FreeSans" fo:font-size="12pt" officeooo:rsid="003400a2" style:font-size-asian="12pt" style:font-size-complex="12pt"/>
    </style:style>
    <style:style style:name="T11" style:family="text">
      <style:text-properties style:font-name="FreeSans" fo:font-size="12pt" officeooo:rsid="003582a0" style:font-size-asian="12pt" style:font-size-complex="12pt"/>
    </style:style>
    <style:style style:name="T12" style:family="text">
      <style:text-properties style:font-name="FreeSans" fo:font-size="12pt" officeooo:rsid="00372d3f" style:font-size-asian="12pt" style:font-size-complex="12pt"/>
    </style:style>
    <style:style style:name="T13" style:family="text">
      <style:text-properties style:font-name="FreeSans" fo:font-size="12pt" officeooo:rsid="0044bac8" style:font-size-asian="12pt" style:font-size-complex="12pt"/>
    </style:style>
    <style:style style:name="T14" style:family="text">
      <style:text-properties style:font-name="FreeSans" fo:font-size="12pt" officeooo:rsid="0051b1b4" style:font-size-asian="12pt" style:font-size-complex="12pt"/>
    </style:style>
    <style:style style:name="T15" style:family="text">
      <style:text-properties style:font-name="FreeSans" fo:font-size="12pt" officeooo:rsid="0053a125" style:font-size-asian="12pt" style:font-size-complex="12pt"/>
    </style:style>
    <style:style style:name="T16" style:family="text">
      <style:text-properties style:font-name="FreeSans" fo:font-size="12pt" officeooo:rsid="0054170e" style:font-size-asian="12pt" style:font-size-complex="12pt"/>
    </style:style>
    <style:style style:name="T17" style:family="text">
      <style:text-properties style:font-name="FreeSans" fo:font-size="12pt" officeooo:rsid="00552755" style:font-size-asian="12pt" style:font-size-complex="12pt"/>
    </style:style>
    <style:style style:name="T18" style:family="text">
      <style:text-properties style:font-name="FreeSans" fo:font-size="12pt" officeooo:rsid="00563e66" style:font-size-asian="12pt" style:font-size-complex="12pt"/>
    </style:style>
    <style:style style:name="T19" style:family="text">
      <style:text-properties style:font-name="FreeSans" fo:font-size="12pt" officeooo:rsid="005e6e11" style:font-size-asian="12pt" style:font-size-complex="12pt"/>
    </style:style>
    <style:style style:name="T20" style:family="text">
      <style:text-properties officeooo:rsid="004cc136"/>
    </style:style>
    <style:style style:name="T21" style:family="text">
      <style:text-properties officeooo:rsid="0051b1b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HARACTERIZING THE <text:span text:style-name="T20">CRUSTAL</text:span> ARCHITECTURE OF THE PARNAIBA BASIN WITH PASSIVE-SOURCE SEISMOLOGY </text:p>
      <text:p text:style-name="P1"/>
      <text:p text:style-name="P6"><text:span text:style-name="T1">Lithospheric-scale processes, such as the origin and evolution of large cratonic basins, can create big footprints or signatures in the subsurface that can be observed by geophysical means. With a huge potential for natural resources, the equatorial margin of NE Brazil has motivated many geophysical investigations by the oil industry. Our study area is the Parnaíba Basin, one of the largest cratonic basins of the world. The main goal of our study is to provide new images of the crust and lithosphere under the basin and highlight seismic discontinuities within, in order to improve our understanding of its architecture and help constrain models for its origin and evolution. </text:span><text:span text:style-name="T14">A</text:span><text:span text:style-name="T1"> total of </text:span><text:span text:style-name="T3">9</text:span><text:span text:style-name="T1"> broadband seismographic stations were installed </text:span><text:span text:style-name="T14">within <text:s/>the PBAP</text:span><text:span text:style-name="T1"> project, </text:span><text:span text:style-name="T4">a collaboration among several universities and BP Energy do Brasil, a</text:span><text:span text:style-name="T1">l</text:span><text:span text:style-name="T5">o</text:span><text:span text:style-name="T1">ng an approximately 500 km-long </text:span><text:span text:style-name="T14">transect across</text:span><text:span text:style-name="T1"> the basin, with interstation spacing of around </text:span><text:span text:style-name="T5">50</text:span><text:span text:style-name="T1"> km. The receiver function technique is probably one of the most successful methodologies in broadband seismology for imaging of the crust and lithospheric mantle in continental areas, and we </text:span><text:span text:style-name="T6">estimate</text:span><text:span text:style-name="T14">d</text:span><text:span text:style-name="T7"> </text:span><text:span text:style-name="T1">crustal thickness </text:span><text:span text:style-name="T7">and Vp/Vs ratio</text:span><text:span text:style-name="T1"> </text:span><text:span text:style-name="T15">of</text:span><text:span text:style-name="T1"> the Parnaíba Basin by developing P-wave receiver functions</text:span><text:span text:style-name="T7"> </text:span><text:span text:style-name="T6">from the acquired dataset</text:span><text:span text:style-name="T1">. </text:span><text:span text:style-name="T14">We also developed </text:span><text:span text:style-name="T8">one-dimensional velocity models calculated </text:span><text:span text:style-name="T15">from the</text:span><text:span text:style-name="T8"> joint inversion </text:span><text:span text:style-name="T16">of</text:span><text:span text:style-name="T8"> P-wave receiver function and Rayleigh dispersion curves.</text:span><text:span text:style-name="T16"> Results from</text:span><text:span text:style-name="T8"> HK-Stacking, receiver function migration and joint inversion indicate</text:span><text:span text:style-name="T1"> </text:span><text:span text:style-name="T16">the</text:span><text:span text:style-name="T1"> </text:span><text:span text:style-name="T6">Moho </text:span><text:span text:style-name="T16">dips gently</text:span><text:span text:style-name="T6"> toward the depocenter of the basin, </text:span><text:span text:style-name="T17">displaying up to three different behaviors:</text:span><text:span text:style-name="T1"> <text:s/></text:span><text:span text:style-name="T9">A flat Moho in the depocenter of the basin, which showed the </text:span><text:span text:style-name="T17">thickest crust</text:span><text:span text:style-name="T9"> (&gt;4</text:span><text:span text:style-name="T11">2</text:span><text:span text:style-name="T9"> km) and Vp/Vs ratio value</text:span><text:span text:style-name="T17">s</text:span><text:span text:style-name="T9"> arround 1,75; A thinning </text:span><text:span text:style-name="T17">crust towards the</text:span><text:span text:style-name="T9"> eastern flank </text:span><text:span text:style-name="T19">(&lt;38 km)</text:span><text:span text:style-name="T9">, </text:span><text:span text:style-name="T17">bounding</text:span><text:span text:style-name="T9"> with the Borborema Province, </text:span><text:span text:style-name="T17">with</text:span><text:span text:style-name="T9"> Vp/Vs ratio </text:span><text:span text:style-name="T17">of </text:span><text:span text:style-name="T9">1,74. </text:span><text:span text:style-name="T17">An almost flat</text:span><text:span text:style-name="T9"> </text:span><text:span text:style-name="T10">M</text:span><text:span text:style-name="T9">oho with thickness of 40 km and Vp/Vs ratio around 1</text:span><text:span text:style-name="T13">,</text:span><text:span text:style-name="T9">72 </text:span><text:span text:style-name="T17">on the western border, <text:s/>bounding with the Araguaia Belt. We also noted</text:span><text:span text:style-name="T9"> some mid crustal reflections </text:span><text:span text:style-name="T18">at</text:span><text:span text:style-name="T9"> 15-20 km </text:span><text:span text:style-name="T18">depth indicating the presence of </text:span><text:span text:style-name="T12">a mid-crustal discontinuity, along with the segmentation of the Parnaíba crust, suggest that limited stretching might have occurred during the development of this cratonic basin.</text:span></text:p>
      <text:p text:style-name="P4"/>
      <text:p text:style-name="P2"><text:span text:style-name="T21">KEY WORDS</text:span>:</text:p>
      <text:p text:style-name="P1">BROADBAND SEISMOLOGY, PARNAIBA BASIN, <text:span text:style-name="T20">CRUSTAL</text:span> ARCHITECTUR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8T11:22:18.066279767</meta:creation-date>
    <dc:date>2017-01-09T16:07:14.400623544</dc:date>
    <meta:editing-duration>PT10H18M27S</meta:editing-duration>
    <meta:editing-cycles>28</meta:editing-cycles>
    <meta:generator>LibreOffice/5.1.4.2$Linux_X86_64 LibreOffice_project/10m0$Build-2</meta:generator>
    <meta:document-statistic meta:table-count="0" meta:image-count="0" meta:object-count="0" meta:page-count="1" meta:paragraph-count="4" meta:word-count="362" meta:character-count="2388" meta:non-whitespace-character-count="2025"/>
  </office:meta>
</office:document-meta>
</file>